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wasdee1" svg:font-family="Sawasde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-color="#516079" draw:textarea-horizontal-align="justify" draw:textarea-vertical-align="middle" draw:auto-grow-height="false" fo:min-height="15.5cm" fo:min-width="4.4cm"/>
    </style:style>
    <style:style style:name="gr2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3" style:family="graphic" style:parent-style-name="standard">
      <style:graphic-properties draw:stroke="solid" svg:stroke-color="#ffffff" draw:fill-color="#2e3244" draw:textarea-horizontal-align="justify" draw:textarea-vertical-align="middle" draw:auto-grow-height="false" fo:min-height="0.834cm" fo:min-width="3.984cm"/>
      <style:paragraph-properties style:writing-mode="lr-tb"/>
    </style:style>
    <style:style style:name="gr4" style:family="graphic" style:parent-style-name="standard">
      <style:graphic-properties draw:stroke="none" draw:fill-color="#c5c6c6" draw:opacity="100%" draw:textarea-horizontal-align="justify" draw:textarea-vertical-align="middle" draw:auto-grow-height="false" fo:min-height="0.834cm" fo:min-width="3.98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25cm"/>
      <style:paragraph-properties style:writing-mode="lr-tb"/>
    </style:style>
    <style:style style:name="gr6" style:family="graphic" style:parent-style-name="standard">
      <style:graphic-properties draw:stroke="none" draw:fill-color="#516079" draw:textarea-horizontal-align="justify" draw:textarea-vertical-align="middle" draw:auto-grow-height="false" fo:min-height="1.05cm" fo:min-width="4.4cm"/>
      <style:paragraph-properties style:writing-mode="lr-tb"/>
    </style:style>
    <style:style style:name="gr7" style:family="graphic" style:parent-style-name="objectwithoutfill">
      <style:graphic-properties draw:stroke="solid" svg:stroke-width="0.353cm" svg:stroke-color="#516079" draw:marker-start-width="0.726cm" draw:marker-end-width="0.726cm" draw:fill="solid" draw:textarea-vertical-align="middle" fo:padding-top="0.298cm" fo:padding-bottom="0.298cm" fo:padding-left="0.423cm" fo:padding-right="0.423cm"/>
    </style:style>
    <style:style style:name="gr8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6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6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849cm"/>
      <style:paragraph-properties style:writing-mode="lr-tb"/>
    </style:style>
    <style:style style:name="gr12" style:family="graphic" style:parent-style-name="objectwithoutfill">
      <style:graphic-properties svg:stroke-width="0.035cm" svg:stroke-color="#516079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6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65cm"/>
      <style:paragraph-properties style:writing-mode="lr-tb"/>
    </style:style>
    <style:style style:name="gr15" style:family="graphic" style:parent-style-name="objectwithoutfill">
      <style:graphic-properties draw:stroke="solid" svg:stroke-width="0.353cm" svg:stroke-color="#ffffff" draw:marker-start-width="0.727cm" draw:marker-end-width="0.727cm" draw:fill="solid" draw:textarea-vertical-align="middle" fo:padding-top="0.299cm" fo:padding-bottom="0.299cm" fo:padding-left="0.424cm" fo:padding-right="0.424cm"/>
    </style:style>
    <style:style style:name="gr16" style:family="graphic" style:parent-style-name="standard" style:list-style-name="L1">
      <style:graphic-properties svg:stroke-color="#f1895c" svg:stroke-opacity="50%" draw:fill-color="#f1895c" draw:opacity="85%" draw:textarea-horizontal-align="justify" draw:textarea-vertical-align="middle" draw:auto-grow-height="false" fo:min-height="0.95cm" fo:min-width="21.835cm"/>
      <style:paragraph-properties style:writing-mode="lr-tb"/>
    </style:style>
    <style:style style:name="gr17" style:family="graphic" style:parent-style-name="standard">
      <style:graphic-properties draw:stroke="none" draw:fill="none" fo:min-height="1.02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776cm"/>
      <style:paragraph-properties style:writing-mode="lr-tb"/>
    </style:style>
    <style:style style:name="gr19" style:family="graphic" style:parent-style-name="standard" style:list-style-name="L1">
      <style:graphic-properties svg:stroke-color="#f1895c" svg:stroke-opacity="50%" draw:fill-color="#f1895c" draw:opacity="85%" draw:textarea-horizontal-align="justify" draw:textarea-vertical-align="middle" draw:auto-grow-height="false" fo:min-height="0.95cm" fo:min-width="21.648cm"/>
      <style:paragraph-properties style:writing-mode="lr-tb"/>
    </style:style>
    <style:style style:name="gr20" style:family="graphic" style:parent-style-name="standard" style:list-style-name="L1">
      <style:graphic-properties draw:stroke="none" draw:fill-color="#c5c6c6" draw:opacity="100%" draw:textarea-horizontal-align="justify" draw:textarea-vertical-align="middle" draw:auto-grow-height="false" fo:min-height="0.333cm" fo:min-width="3.616cm"/>
      <style:paragraph-properties style:writing-mode="lr-tb"/>
    </style:style>
    <style:style style:name="gr21" style:family="graphic" style:parent-style-name="standard">
      <style:graphic-properties draw:stroke="none" draw:fill-color="#c5c6c6" draw:opacity="100%" draw:textarea-horizontal-align="justify" draw:textarea-vertical-align="middle" draw:auto-grow-height="false" fo:min-height="0.333cm" fo:min-width="2.388cm"/>
      <style:paragraph-properties style:writing-mode="lr-tb"/>
    </style:style>
    <style:style style:name="gr22" style:family="graphic" style:parent-style-name="standard">
      <style:graphic-properties draw:stroke="none" draw:fill-color="#c5c6c6" draw:opacity="100%" draw:textarea-horizontal-align="justify" draw:textarea-vertical-align="middle" draw:auto-grow-height="false" fo:min-height="0.333cm" fo:min-width="2.612cm"/>
      <style:paragraph-properties style:writing-mode="lr-tb"/>
    </style:style>
    <style:style style:name="gr23" style:family="graphic" style:parent-style-name="standard">
      <style:graphic-properties svg:stroke-color="#2e3244" draw:fill="none" draw:fill-color="#2e3244" draw:textarea-horizontal-align="justify" draw:textarea-vertical-align="middle" draw:auto-grow-height="false" fo:min-height="0.55cm" fo:min-width="21.588cm"/>
    </style:style>
    <style:style style:name="gr24" style:family="graphic" style:parent-style-name="standard">
      <style:graphic-properties draw:stroke="none" draw:fill="none" fo:min-height="0.425cm"/>
      <style:paragraph-properties style:writing-mode="lr-tb"/>
    </style:style>
    <style:style style:name="gr25" style:family="graphic" style:parent-style-name="standard">
      <style:graphic-properties draw:stroke="none" draw:fill="none" fo:min-height="0.849cm"/>
      <style:paragraph-properties style:writing-mode="lr-tb"/>
    </style:style>
    <style:style style:name="gr26" style:family="graphic" style:parent-style-name="standard">
      <style:graphic-properties draw:stroke="none" draw:fill="none" fo:min-height="1.273cm"/>
      <style:paragraph-properties style:writing-mode="lr-tb"/>
    </style:style>
    <style:style style:name="gr27" style:family="graphic" style:parent-style-name="standard">
      <style:graphic-properties draw:stroke="none" draw:fill-color="#c5c6c6" draw:textarea-horizontal-align="justify" draw:textarea-vertical-align="middle" draw:auto-grow-height="false" fo:min-height="0.202cm" fo:min-width="2.353cm"/>
    </style:style>
    <style:style style:name="gr28" style:family="graphic" style:parent-style-name="standard">
      <style:graphic-properties draw:stroke="none" draw:fill-color="#c5c6c6" draw:textarea-horizontal-align="justify" draw:textarea-vertical-align="middle" draw:auto-grow-height="false" fo:min-height="0.202cm" fo:min-width="2.352cm"/>
    </style:style>
    <style:style style:name="gr29" style:family="graphic" style:parent-style-name="standard">
      <style:graphic-properties svg:stroke-color="#2e3244" draw:fill="none" draw:textarea-horizontal-align="justify" draw:textarea-vertical-align="middle" draw:auto-grow-height="false" fo:min-height="0.05cm" fo:min-width="0cm"/>
    </style:style>
    <style:style style:name="gr30" style:family="graphic" style:parent-style-name="standard">
      <style:graphic-properties draw:stroke="none" draw:fill="none" fo:min-height="0.426cm"/>
      <style:paragraph-properties style:writing-mode="lr-tb"/>
    </style:style>
    <style:style style:name="gr31" style:family="graphic" style:parent-style-name="standard">
      <style:graphic-properties draw:stroke="none" draw:fill-color="#c5c6c6" draw:opacity="30%" draw:textarea-horizontal-align="justify" draw:textarea-vertical-align="middle" draw:auto-grow-height="false" fo:min-height="1.05cm" fo:min-width="22.6cm"/>
    </style:style>
    <style:style style:name="P1" style:family="paragraph">
      <loext:graphic-properties draw:fill-color="#516079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fo:color="#ffffff" style:font-name="Sawasdee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 style:writing-mode="lr-tb"/>
      <style:text-properties fo:color="#ffffff" style:font-name="Sawasdee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2e3244"/>
      <style:paragraph-properties fo:text-align="center" style:writing-mode="lr-tb"/>
      <style:text-properties fo:color="#ffffff" style:font-name="Sawasdee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 style:writing-mode="lr-tb"/>
      <style:text-properties fo:color="#2e3244" style:font-name="Sawasdee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-color="#c5c6c6" draw:opacity="100%"/>
      <style:paragraph-properties fo:text-align="center" style:writing-mode="lr-tb"/>
      <style:text-properties fo:color="#2e3244" style:font-name="Sawasdee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paragraph-properties fo:text-align="start" style:writing-mode="lr-tb"/>
      <style:text-properties fo:color="#ffffff" style:font-name="Sawasdee" fo:font-size="14pt" fo:font-weight="normal" style:font-size-asian="14pt" style:font-weight-asian="bold" style:font-size-complex="14pt" style:font-weight-complex="bold"/>
    </style:style>
    <style:style style:name="P9" style:family="paragraph">
      <style:paragraph-properties fo:text-align="start" style:writing-mode="lr-tb"/>
      <style:text-properties fo:color="#ffffff" style:font-name="Sawasdee"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-color="#516079"/>
      <style:paragraph-properties fo:text-align="start" style:writing-mode="lr-tb"/>
      <style:text-properties fo:color="#ffffff" style:font-name="Sawasdee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2e3244" style:font-name="Sawasdee" fo:font-size="12pt" fo:font-weight="normal" style:font-size-asian="14pt" style:font-weight-asian="bold" style:font-size-complex="14pt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2e3244" style:font-name="Sawasdee" fo:font-size="12pt" fo:font-weight="normal" style:font-size-asian="14pt" style:font-weight-asian="bold" style:font-size-complex="14pt" style:font-weight-complex="bold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516079" style:font-name="Sawasdee"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solid"/>
      <style:paragraph-properties fo:text-align="center"/>
      <style:text-properties fo:color="#2e3244"/>
    </style:style>
    <style:style style:name="P17" style:family="paragraph">
      <loext:graphic-properties draw:fill="solid"/>
      <style:paragraph-properties fo:text-align="start"/>
    </style:style>
    <style:style style:name="P18" style:family="paragraph">
      <style:paragraph-properties fo:margin-left="0cm" fo:margin-right="0cm" fo:margin-top="0.1cm" fo:margin-bottom="0.1cm" fo:line-height="115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-color="#f1895c" draw:opacity="85%"/>
      <style:paragraph-properties fo:margin-left="0cm" fo:margin-right="0cm" fo:margin-top="0.1cm" fo:margin-bottom="0.1cm" fo:line-height="115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/>
      <style:paragraph-properties style:writing-mode="lr-tb"/>
      <style:text-properties fo:font-weight="bold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516079" style:font-name="Sawasdee" fo:font-size="22pt" fo:font-weight="bold" style:font-size-asian="22pt" style:font-weight-asian="normal" style:font-size-complex="22pt" style:font-weight-complex="normal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ffffff" style:font-name="Sawasdee" fo:font-size="14pt" fo:font-weight="normal" style:font-size-asian="14pt" style:font-weight-asian="normal" style:font-size-complex="14pt" style:font-weight-complex="normal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e3244" style:font-name="Sawasdee" fo:font-size="12pt" fo:font-weight="bold" style:font-size-asian="12pt" style:font-weight-asian="bold" style:font-size-complex="12pt" style:font-weight-complex="bold"/>
    </style:style>
    <style:style style:name="P24" style:family="paragraph">
      <loext:graphic-properties draw:fill-color="#c5c6c6" draw:opacity="100%"/>
      <style:paragraph-properties fo:margin-left="0cm" fo:margin-right="0cm" fo:margin-top="0cm" fo:margin-bottom="0cm" fo:line-height="100%" fo:text-align="center" fo:text-indent="0cm" style:writing-mode="lr-tb"/>
      <style:text-properties fo:color="#2e3244" style:font-name="Sawasdee"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center" style:writing-mode="lr-tb"/>
      <style:text-properties fo:color="#2e3244" style:font-name="Sawasdee" fo:font-size="12pt" fo:font-weight="bold" style:font-size-asian="12pt" style:font-weight-asian="bold" style:font-size-complex="12pt" style:font-weight-complex="bold"/>
    </style:style>
    <style:style style:name="P26" style:family="paragraph">
      <loext:graphic-properties draw:fill-color="#c5c6c6" draw:opacity="100%"/>
      <style:paragraph-properties fo:text-align="center" style:writing-mode="lr-tb"/>
      <style:text-properties fo:color="#2e3244" style:font-name="Sawasdee"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="none" draw:fill-color="#2e3244"/>
      <style:paragraph-properties fo:text-align="center"/>
      <style:text-properties fo:font-weight="normal"/>
    </style:style>
    <style:style style:name="P28" style:family="paragraph">
      <loext:graphic-properties draw:fill="none"/>
      <style:paragraph-properties style:writing-mode="lr-tb"/>
      <style:text-properties fo:font-weight="normal"/>
    </style:style>
    <style:style style:name="P29" style:family="paragraph">
      <loext:graphic-properties draw:fill-color="#c5c6c6"/>
      <style:paragraph-properties fo:text-align="center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32" style:family="paragraph">
      <loext:graphic-properties draw:fill="none"/>
      <style:paragraph-properties style:writing-mode="lr-tb"/>
      <style:text-properties fo:color="#2e3244" fo:font-weight="normal" style:font-weight-asian="normal" style:font-weight-complex="normal"/>
    </style:style>
    <style:style style:name="P33" style:family="paragraph">
      <loext:graphic-properties draw:fill-color="#c5c6c6" draw:opacity="30%"/>
      <style:paragraph-properties fo:text-align="center"/>
    </style:style>
    <style:style style:name="T1" style:family="text">
      <style:text-properties fo:color="#ffffff" style:font-name="Sawasdee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2e3244" style:font-name="Sawasdee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style:font-name="Sawasdee" fo:font-size="14pt" fo:font-weight="normal" style:font-size-asian="14pt" style:font-weight-asian="bold" style:font-size-complex="14pt" style:font-weight-complex="bold"/>
    </style:style>
    <style:style style:name="T4" style:family="text">
      <style:text-properties fo:color="#ffffff" style:font-name="Sawasdee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2e3244" style:font-name="Sawasdee1" fo:font-size="12pt" fo:font-weight="normal" style:font-name-asian="Sawasdee1" style:font-size-asian="14pt" style:font-weight-asian="bold" style:font-name-complex="Sawasdee1" style:font-size-complex="14pt" style:font-weight-complex="bold"/>
    </style:style>
    <style:style style:name="T6" style:family="text">
      <style:text-properties fo:color="#2e3244" style:font-name="Sawasdee" fo:font-size="12pt" fo:font-weight="normal" style:font-size-asian="14pt" style:font-weight-asian="bold" style:font-size-complex="14pt" style:font-weight-complex="bold"/>
    </style:style>
    <style:style style:name="T7" style:family="text">
      <style:text-properties fo:color="#2e3244" style:font-name="Sawasdee" fo:font-size="12pt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2e3244" style:text-outline="false" style:text-line-through-style="none" style:text-line-through-type="none" style:font-name="Sawasdee" fo:font-size="12pt" fo:font-style="normal" fo:text-shadow="none" style:text-underline-style="none" fo:font-weight="normal" style:letter-kerning="true" style:font-name-asian="Sawasdee1" style:font-size-asian="14pt" style:font-style-asian="normal" style:font-weight-asian="bold" style:font-name-complex="Sawasdee1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e3244" style:text-outline="false" style:text-line-through-style="none" style:text-line-through-type="none" style:font-name="Sawasdee" fo:font-size="12pt" fo:font-style="normal" fo:text-shadow="none" style:text-underline-style="none" fo:font-weight="normal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e3244" style:text-outline="false" style:text-line-through-style="none" style:text-line-through-type="none" style:font-name="Sawasdee" fo:font-size="12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516079" style:font-name="Sawasdee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13pt" fo:font-style="normal" fo:text-shadow="none" style:text-underline-style="solid" style:text-underline-width="auto" style:text-underline-color="font-color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1895c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fo:background-color="#ffffff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1895c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fo:background-color="transparent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516079" style:font-name="Sawasdee" fo:font-size="22pt" fo:font-weight="bold" style:font-size-asian="22pt" style:font-weight-asian="normal" style:font-size-complex="22pt" style:font-weight-complex="normal"/>
    </style:style>
    <style:style style:name="T17" style:family="text">
      <style:text-properties fo:color="#ffffff" style:font-name="Sawasdee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2e3244" style:text-outline="false" style:text-line-through-style="none" style:text-line-through-type="none" style:font-name="Sawasdee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2e3244" style:font-name="Sawasdee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2e3244" style:font-name="Sawasdee" fo:font-size="12pt" fo:font-weight="normal" style:font-size-asian="12pt" style:font-weight-asian="bold" style:font-size-complex="12pt" style:font-weight-complex="bold"/>
    </style:style>
    <style:style style:name="T21" style:family="text">
      <style:text-properties fo:color="#2e3244" style:font-name="Sawasde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9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4cm" svg:height="0.8cm" svg:x="0.2cm" svg:y="2.675cm">
          <draw:text-box>
            <text:p text:style-name="P2"><text:span text:style-name="T1">Accueil</text:span></text:p>
          </draw:text-box>
        </draw:frame>
        <draw:custom-shape draw:style-name="gr3" draw:text-style-name="P5" draw:layer="layout" svg:width="4.6cm" svg:height="1.2cm" svg:x="0.15cm" svg:y="14.158cm">
          <text:p text:style-name="P4"><text:span text:style-name="T1">Import mass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4.6cm" svg:height="1.2cm" svg:x="0.151cm" svg:y="12.626cm">
          <text:p text:style-name="P6"><text:span text:style-name="T2">Ajouter un gen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4.6cm" svg:height="1.2cm" svg:x="0.152cm" svg:y="11.102cm">
          <text:p text:style-name="P6"><text:span text:style-name="T2">Ajouter un lab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4.6cm" svg:height="1.2cm" svg:x="0.153cm" svg:y="9.603cm">
          <text:p text:style-name="P6"><text:span text:style-name="T2">Ajouter un artis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4.6cm" svg:height="1.2cm" svg:x="0.154cm" svg:y="8.054cm">
          <text:p text:style-name="P6"><text:span text:style-name="T2">Ajouter un dis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8" draw:layer="layout" svg:width="4.4cm" svg:height="0.8cm" svg:x="0.2cm" svg:y="3.775cm">
          <draw:text-box>
            <text:p text:style-name="P2"><text:span text:style-name="T3">Disques</text:span></text:p>
          </draw:text-box>
        </draw:frame>
        <draw:frame draw:style-name="gr2" draw:text-style-name="P8" draw:layer="layout" svg:width="4.4cm" svg:height="0.8cm" svg:x="0.2cm" svg:y="4.875cm">
          <draw:text-box>
            <text:p text:style-name="P2"><text:span text:style-name="T3">Artistes</text:span></text:p>
          </draw:text-box>
        </draw:frame>
        <draw:frame draw:style-name="gr2" draw:text-style-name="P8" draw:layer="layout" svg:width="4.4cm" svg:height="0.8cm" svg:x="0.2cm" svg:y="5.975cm">
          <draw:text-box>
            <text:p text:style-name="P2"><text:span text:style-name="T3">Labels</text:span></text:p>
          </draw:text-box>
        </draw:frame>
        <draw:frame draw:style-name="gr5" draw:text-style-name="P8" draw:layer="layout" svg:width="4.4cm" svg:height="0.875cm" svg:x="0.2cm" svg:y="7cm">
          <draw:text-box>
            <text:p text:style-name="P2"><text:span text:style-name="T3">Genres</text:span></text:p>
          </draw:text-box>
        </draw:frame>
        <draw:custom-shape draw:style-name="gr6" draw:text-style-name="P10" draw:layer="layout" svg:width="4.9cm" svg:height="1.3cm" svg:x="0cm" svg:y="0.2cm">
          <text:p text:style-name="P9"><text:span text:style-name="T4">DISKAPP</text:span></text:p>
          <draw:enhanced-geometry svg:viewBox="0 0 21600 21600" draw:mirror-horizontal="true" draw:type="rectangle" draw:enhanced-path="M 0 0 L 21600 0 21600 21600 0 21600 0 0 Z N"/>
        </draw:custom-shape>
        <draw:line draw:style-name="gr7" draw:text-style-name="P11" draw:layer="layout" svg:x1="4.9cm" svg:y1="1.7cm" svg:x2="28cm" svg:y2="1.7cm">
          <text:p/>
        </draw:line>
        <draw:frame draw:style-name="gr8" draw:text-style-name="P12" draw:layer="layout" svg:width="15.975cm" svg:height="0.9cm" svg:x="5.3cm" svg:y="4.799cm">
          <draw:text-box>
            <text:p text:style-name="P2"><text:span text:style-name="T5">•</text:span><text:span text:style-name="T6"> </text:span><text:span text:style-name="T7">526</text:span><text:span text:style-name="T6"> références dans le registre</text:span></text:p>
          </draw:text-box>
        </draw:frame>
        <draw:frame draw:style-name="gr9" draw:text-style-name="P14" draw:layer="layout" svg:width="15.975cm" svg:height="0.9cm" svg:x="5.3cm" svg:y="5.499cm">
          <draw:text-box>
            <text:p text:style-name="P13"><text:span text:style-name="T8">•</text:span><text:span text:style-name="T9"> </text:span><text:span text:style-name="T9">Style le plus référencé : </text:span><text:span text:style-name="T10">Jazz</text:span><text:span text:style-name="T9"> <text:s/>(</text:span><text:span text:style-name="T7">52</text:span><text:span text:style-name="T6"> références)</text:span></text:p>
          </draw:text-box>
        </draw:frame>
        <draw:frame draw:style-name="gr10" draw:text-style-name="P14" draw:layer="layout" svg:width="15.975cm" svg:height="0.9cm" svg:x="5.3cm" svg:y="6.199cm">
          <draw:text-box>
            <text:p text:style-name="P13"><text:span text:style-name="T8">•</text:span><text:span text:style-name="T9"> </text:span><text:span text:style-name="T9">Artiste le plus référencé : </text:span><text:span text:style-name="T10">Natos</text:span><text:span text:style-name="T9"> </text:span><text:span text:style-name="T10">y</text:span><text:span text:style-name="T9"> </text:span><text:span text:style-name="T10">Waor</text:span><text:span text:style-name="T9"> <text:s/>(</text:span><text:span text:style-name="T7">13</text:span><text:span text:style-name="T6"> références)</text:span></text:p>
          </draw:text-box>
        </draw:frame>
        <draw:frame draw:style-name="gr11" draw:text-style-name="P14" draw:layer="layout" svg:width="15.975cm" svg:height="1.099cm" svg:x="5.3cm" svg:y="6.899cm">
          <draw:text-box>
            <text:p text:style-name="P13"><text:span text:style-name="T8">•</text:span><text:span text:style-name="T9"> </text:span><text:span text:style-name="T9">Dernier disque référencé : </text:span><text:span text:style-name="T10">Angel</text:span><text:span text:style-name="T9"> – </text:span><text:span text:style-name="T10">Massive</text:span><text:span text:style-name="T9"> </text:span><text:span text:style-name="T10">Attack</text:span><text:span text:style-name="T9"> <text:s/>(</text:span><text:span text:style-name="T7">11/09/2020</text:span><text:span text:style-name="T6">)</text:span></text:p>
          </draw:text-box>
        </draw:frame>
        <draw:frame draw:style-name="gr8" draw:text-style-name="P15" draw:layer="layout" svg:width="15.975cm" svg:height="0.9cm" svg:x="5.3cm" svg:y="3.699cm">
          <draw:text-box>
            <text:p text:style-name="P2"><text:span text:style-name="T11">Registre</text:span></text:p>
          </draw:text-box>
        </draw:frame>
        <draw:line draw:style-name="gr12" draw:text-style-name="P16" draw:layer="layout" svg:x1="5.525cm" svg:y1="4.599cm" svg:x2="27.575cm" svg:y2="4.599cm">
          <text:p/>
        </draw:line>
        <draw:frame draw:style-name="gr8" draw:text-style-name="P12" draw:layer="layout" svg:width="15.975cm" svg:height="0.9cm" svg:x="5.3cm" svg:y="9.8cm">
          <draw:text-box>
            <text:p text:style-name="P2"><text:span text:style-name="T5">•</text:span><text:span text:style-name="T6"> </text:span><text:span text:style-name="T7">314</text:span><text:span text:style-name="T6"> disques en stock</text:span></text:p>
          </draw:text-box>
        </draw:frame>
        <draw:frame draw:style-name="gr13" draw:text-style-name="P14" draw:layer="layout" svg:width="15.975cm" svg:height="0.9cm" svg:x="5.3cm" svg:y="10.5cm">
          <draw:text-box>
            <text:p text:style-name="P13"><text:span text:style-name="T8">•</text:span><text:span text:style-name="T9"> </text:span><text:span text:style-name="T9">Stock maximum : </text:span><text:span text:style-name="T10">11</text:span><text:span text:style-name="T9"> exemplaires de </text:span><text:span text:style-name="T10">Revoir</text:span><text:span text:style-name="T9"> </text:span><text:span text:style-name="T10">un</text:span><text:span text:style-name="T9"> </text:span><text:span text:style-name="T10">printemps</text:span><text:span text:style-name="T9"> - </text:span><text:span text:style-name="T10">IAM</text:span><text:span text:style-name="T9"> </text:span></text:p>
          </draw:text-box>
        </draw:frame>
        <draw:frame draw:style-name="gr14" draw:text-style-name="P14" draw:layer="layout" svg:width="15.975cm" svg:height="0.9cm" svg:x="5.3cm" svg:y="11.2cm">
          <draw:text-box>
            <text:p text:style-name="P13"><text:span text:style-name="T5">•</text:span><text:span text:style-name="T6"> </text:span><text:span text:style-name="T7">27</text:span><text:span text:style-name="T6"> références en rupture stock</text:span></text:p>
          </draw:text-box>
        </draw:frame>
        <draw:frame draw:style-name="gr8" draw:text-style-name="P15" draw:layer="layout" svg:width="15.975cm" svg:height="0.9cm" svg:x="5.3cm" svg:y="8.7cm">
          <draw:text-box>
            <text:p text:style-name="P2"><text:span text:style-name="T11">Stock</text:span></text:p>
          </draw:text-box>
        </draw:frame>
        <draw:line draw:style-name="gr15" draw:text-style-name="P17" draw:layer="layout" svg:x1="4.9cm" svg:y1="1.7cm" svg:x2="0cm" svg:y2="1.7cm">
          <text:p/>
        </draw:line>
        <draw:line draw:style-name="gr12" draw:text-style-name="P16" draw:layer="layout" svg:x1="5.525cm" svg:y1="9.599cm" svg:x2="27.575cm" svg:y2="9.599cm">
          <text:p/>
        </draw:line>
        <draw:custom-shape draw:style-name="gr16" draw:text-style-name="P19" draw:layer="layout" svg:width="22.335cm" svg:height="1.2cm" svg:x="5.413cm" svg:y="2.2cm">
          <text:p text:style-name="P18"><text:span text:style-name="T12">Notific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7" draw:text-style-name="P20" draw:layer="layout" svg:width="1.8cm" svg:height="1.275cm" svg:x="26cm" svg:y="2.4cm">
          <draw:text-box>
            <text:p><text:span text:style-name="T13"><text:s/></text:span><text:span text:style-name="T13">+ </text:span><text:span text:style-name="T14"><text:s text:c="2"/></text:span><text:span text:style-name="T15">x</text:span></text:p>
          </draw:text-box>
        </draw:frame>
        <draw:frame draw:style-name="gr18" draw:text-style-name="P21" draw:layer="layout" svg:width="20.7cm" svg:height="1.026cm" svg:x="5.3cm" svg:y="0.375cm">
          <draw:text-box>
            <text:p text:style-name="P2"><text:span text:style-name="T16">ACCUEIL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4.9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20.7cm" svg:height="1.026cm" svg:x="5.3cm" svg:y="0.346cm">
          <draw:text-box>
            <text:p text:style-name="P2"><text:span text:style-name="T16">DISQUES</text:span></text:p>
          </draw:text-box>
        </draw:frame>
        <draw:frame draw:style-name="gr2" draw:text-style-name="P22" draw:layer="layout" svg:width="4.4cm" svg:height="0.8cm" svg:x="0.2cm" svg:y="2.675cm">
          <draw:text-box>
            <text:p text:style-name="P2"><text:span text:style-name="T17">Accueil</text:span></text:p>
          </draw:text-box>
        </draw:frame>
        <draw:custom-shape draw:style-name="gr3" draw:text-style-name="P5" draw:layer="layout" svg:width="4.6cm" svg:height="1.2cm" svg:x="0.15cm" svg:y="14.158cm">
          <text:p text:style-name="P4"><text:span text:style-name="T1">Import mass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4.6cm" svg:height="1.2cm" svg:x="0.151cm" svg:y="12.626cm">
          <text:p text:style-name="P6"><text:span text:style-name="T2">Ajouter un gen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4.6cm" svg:height="1.2cm" svg:x="0.152cm" svg:y="11.102cm">
          <text:p text:style-name="P6"><text:span text:style-name="T2">Ajouter un lab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4.6cm" svg:height="1.2cm" svg:x="0.153cm" svg:y="9.603cm">
          <text:p text:style-name="P6"><text:span text:style-name="T2">Ajouter un artis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4.6cm" svg:height="1.2cm" svg:x="0.154cm" svg:y="8.054cm">
          <text:p text:style-name="P6"><text:span text:style-name="T2">Ajouter un dis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4cm" svg:height="0.8cm" svg:x="0.2cm" svg:y="3.775cm">
          <draw:text-box>
            <text:p text:style-name="P2"><text:span text:style-name="T1">Disques</text:span></text:p>
          </draw:text-box>
        </draw:frame>
        <draw:frame draw:style-name="gr2" draw:text-style-name="P8" draw:layer="layout" svg:width="4.4cm" svg:height="0.8cm" svg:x="0.2cm" svg:y="4.875cm">
          <draw:text-box>
            <text:p text:style-name="P2"><text:span text:style-name="T3">Artistes</text:span></text:p>
          </draw:text-box>
        </draw:frame>
        <draw:frame draw:style-name="gr2" draw:text-style-name="P8" draw:layer="layout" svg:width="4.4cm" svg:height="0.8cm" svg:x="0.2cm" svg:y="5.975cm">
          <draw:text-box>
            <text:p text:style-name="P2"><text:span text:style-name="T3">Labels</text:span></text:p>
          </draw:text-box>
        </draw:frame>
        <draw:frame draw:style-name="gr5" draw:text-style-name="P8" draw:layer="layout" svg:width="4.4cm" svg:height="0.875cm" svg:x="0.2cm" svg:y="7cm">
          <draw:text-box>
            <text:p text:style-name="P2"><text:span text:style-name="T3">Genres</text:span></text:p>
          </draw:text-box>
        </draw:frame>
        <draw:custom-shape draw:style-name="gr6" draw:text-style-name="P10" draw:layer="layout" svg:width="4.9cm" svg:height="1.3cm" svg:x="0cm" svg:y="0.2cm">
          <text:p text:style-name="P9"><text:span text:style-name="T4">DISKAPP</text:span></text:p>
          <draw:enhanced-geometry svg:viewBox="0 0 21600 21600" draw:mirror-horizontal="true" draw:type="rectangle" draw:enhanced-path="M 0 0 L 21600 0 21600 21600 0 21600 0 0 Z N"/>
        </draw:custom-shape>
        <draw:line draw:style-name="gr7" draw:text-style-name="P11" draw:layer="layout" svg:x1="4.9cm" svg:y1="1.7cm" svg:x2="28cm" svg:y2="1.7cm">
          <text:p/>
        </draw:line>
        <draw:line draw:style-name="gr15" draw:text-style-name="P17" draw:layer="layout" svg:x1="4.9cm" svg:y1="1.7cm" svg:x2="0cm" svg:y2="1.7cm">
          <text:p/>
        </draw:line>
        <draw:custom-shape draw:style-name="gr19" draw:text-style-name="P19" draw:layer="layout" svg:width="22.148cm" svg:height="1.2cm" svg:x="5.3cm" svg:y="2.2cm">
          <text:p text:style-name="P18"><text:span text:style-name="T12">Notific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7" draw:text-style-name="P20" draw:layer="layout" svg:width="1.784cm" svg:height="1.275cm" svg:x="25.716cm" svg:y="2.4cm">
          <draw:text-box>
            <text:p><text:span text:style-name="T13"><text:s/></text:span><text:span text:style-name="T13">+ </text:span><text:span text:style-name="T14"><text:s text:c="2"/></text:span><text:span text:style-name="T15">x</text:span></text:p>
          </draw:text-box>
        </draw:frame>
        <draw:custom-shape draw:style-name="gr20" draw:text-style-name="P24" draw:layer="layout" svg:width="4.178cm" svg:height="0.645cm" svg:x="5.361cm" svg:y="3.755cm">
          <text:p text:style-name="P23"><text:span text:style-name="T18">Tout </text:span><text:span text:style-name="T19">sélectio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6" draw:layer="layout" svg:width="2.95cm" svg:height="0.645cm" svg:x="9.824cm" svg:y="3.756cm">
          <text:p text:style-name="P25"><text:span text:style-name="T19">Modif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6" draw:layer="layout" svg:width="3.174cm" svg:height="0.645cm" svg:x="13.17cm" svg:y="3.756cm">
          <text:p text:style-name="P25"><text:span text:style-name="T19">Suppr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draw:layer="layout" svg:width="22.088cm" svg:height="0.8cm" svg:x="5.412cm" svg:y="4.7cm">
          <text:p/>
          <draw:enhanced-geometry svg:viewBox="0 0 21600 21600" draw:type="rectangle" draw:enhanced-path="M 0 0 L 21600 0 21600 21600 0 21600 0 0 Z N"/>
        </draw:custom-shape>
        <draw:frame draw:style-name="gr24" draw:text-style-name="P28" draw:layer="layout" svg:width="2.544cm" svg:height="0.675cm" svg:x="11.346cm" svg:y="4.824cm">
          <draw:text-box>
            <text:p><text:span text:style-name="T20">Filtres : </text:span></text:p>
          </draw:text-box>
        </draw:frame>
        <draw:frame draw:style-name="gr25" draw:text-style-name="P28" draw:layer="layout" svg:width="5.556cm" svg:height="1.099cm" svg:x="5.322cm" svg:y="4.825cm">
          <draw:text-box>
            <text:p><text:span text:style-name="T20">Recherche: </text:span></text:p>
          </draw:text-box>
        </draw:frame>
        <draw:frame draw:style-name="gr24" draw:text-style-name="P28" draw:layer="layout" svg:width="2.545cm" svg:height="0.675cm" svg:x="16.701cm" svg:y="4.825cm">
          <draw:text-box>
            <text:p><text:span text:style-name="T20">Trier : </text:span></text:p>
          </draw:text-box>
        </draw:frame>
        <draw:frame draw:style-name="gr26" draw:text-style-name="P28" draw:layer="layout" svg:width="4.551cm" svg:height="1.523cm" svg:x="22.28cm" svg:y="4.826cm">
          <draw:text-box>
            <text:p><text:span text:style-name="T20">Vue : Grille | </text:span><text:span text:style-name="T19">Liste</text:span><text:span text:style-name="T20"> </text:span></text:p>
          </draw:text-box>
        </draw:frame>
        <draw:custom-shape draw:style-name="gr27" draw:text-style-name="P29" draw:layer="layout" svg:width="2.901cm" svg:height="0.5cm" svg:x="8.089cm" svg:y="4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9" draw:layer="layout" svg:width="2.9cm" svg:height="0.5cm" svg:x="13.445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9" draw:layer="layout" svg:width="2.9cm" svg:height="0.5cm" svg:x="18.46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0" draw:layer="layout" svg:width="0.3cm" svg:height="0.3cm" svg:x="5.6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1" draw:layer="layout" svg:width="2.822cm" svg:height="0.676cm" svg:x="6.578cm" svg:y="6.2cm">
          <draw:text-box>
            <text:p><text:span text:style-name="T19">DiskName1</text:span></text:p>
          </draw:text-box>
        </draw:frame>
        <draw:frame draw:style-name="gr30" draw:text-style-name="P31" draw:layer="layout" svg:width="2.822cm" svg:height="0.676cm" svg:x="10.878cm" svg:y="6.2cm">
          <draw:text-box>
            <text:p><text:span text:style-name="T21">Artist1</text:span></text:p>
          </draw:text-box>
        </draw:frame>
        <draw:frame draw:style-name="gr30" draw:text-style-name="P31" draw:layer="layout" svg:width="2.822cm" svg:height="0.676cm" svg:x="14.278cm" svg:y="6.2cm">
          <draw:text-box>
            <text:p><text:span text:style-name="T21">Label</text:span></text:p>
          </draw:text-box>
        </draw:frame>
        <draw:frame draw:style-name="gr30" draw:text-style-name="P31" draw:layer="layout" svg:width="2.822cm" svg:height="0.676cm" svg:x="16.878cm" svg:y="6.2cm">
          <draw:text-box>
            <text:p><text:span text:style-name="T21">Date</text:span></text:p>
          </draw:text-box>
        </draw:frame>
        <draw:frame draw:style-name="gr30" draw:text-style-name="P31" draw:layer="layout" svg:width="2.822cm" svg:height="0.676cm" svg:x="18.978cm" svg:y="6.2cm">
          <draw:text-box>
            <text:p><text:span text:style-name="T21">Style</text:span></text:p>
          </draw:text-box>
        </draw:frame>
        <draw:frame draw:style-name="gr30" draw:text-style-name="P31" draw:layer="layout" svg:width="2.822cm" svg:height="0.676cm" svg:x="21.378cm" svg:y="6.2cm">
          <draw:text-box>
            <text:p><text:span text:style-name="T21">Registered</text:span></text:p>
          </draw:text-box>
        </draw:frame>
        <draw:frame draw:style-name="gr25" draw:text-style-name="P32" draw:layer="layout" svg:width="1.822cm" svg:height="1.099cm" svg:x="24.778cm" svg:y="6.2cm">
          <draw:text-box>
            <text:p><text:span text:style-name="T21">Stock</text:span></text:p>
          </draw:text-box>
        </draw:frame>
        <draw:custom-shape draw:style-name="gr31" draw:text-style-name="P33" draw:layer="layout" svg:width="23.1cm" svg:height="1.3cm" svg:x="4.9cm" svg:y="7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3cm" svg:height="0.3cm" svg:x="5.6cm" svg:y="7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1" draw:layer="layout" svg:width="2.822cm" svg:height="0.676cm" svg:x="6.578cm" svg:y="7.501cm">
          <draw:text-box>
            <text:p><text:span text:style-name="T19">DiskName1</text:span></text:p>
          </draw:text-box>
        </draw:frame>
        <draw:frame draw:style-name="gr30" draw:text-style-name="P31" draw:layer="layout" svg:width="2.822cm" svg:height="0.676cm" svg:x="10.878cm" svg:y="7.501cm">
          <draw:text-box>
            <text:p><text:span text:style-name="T21">Artist1</text:span></text:p>
          </draw:text-box>
        </draw:frame>
        <draw:frame draw:style-name="gr30" draw:text-style-name="P31" draw:layer="layout" svg:width="2.822cm" svg:height="0.676cm" svg:x="14.278cm" svg:y="7.501cm">
          <draw:text-box>
            <text:p><text:span text:style-name="T21">Label</text:span></text:p>
          </draw:text-box>
        </draw:frame>
        <draw:frame draw:style-name="gr30" draw:text-style-name="P31" draw:layer="layout" svg:width="2.822cm" svg:height="0.676cm" svg:x="16.878cm" svg:y="7.501cm">
          <draw:text-box>
            <text:p><text:span text:style-name="T21">Date</text:span></text:p>
          </draw:text-box>
        </draw:frame>
        <draw:frame draw:style-name="gr30" draw:text-style-name="P31" draw:layer="layout" svg:width="2.822cm" svg:height="0.676cm" svg:x="18.978cm" svg:y="7.501cm">
          <draw:text-box>
            <text:p><text:span text:style-name="T21">Style</text:span></text:p>
          </draw:text-box>
        </draw:frame>
        <draw:frame draw:style-name="gr30" draw:text-style-name="P31" draw:layer="layout" svg:width="2.822cm" svg:height="0.676cm" svg:x="21.378cm" svg:y="7.501cm">
          <draw:text-box>
            <text:p><text:span text:style-name="T21">Registered</text:span></text:p>
          </draw:text-box>
        </draw:frame>
        <draw:frame draw:style-name="gr25" draw:text-style-name="P32" draw:layer="layout" svg:width="1.822cm" svg:height="1.099cm" svg:x="24.778cm" svg:y="7.501cm">
          <draw:text-box>
            <text:p><text:span text:style-name="T21">Stock</text:span></text:p>
          </draw:text-box>
        </draw:frame>
        <draw:custom-shape draw:style-name="gr29" draw:text-style-name="P30" draw:layer="layout" svg:width="0.3cm" svg:height="0.3cm" svg:x="5.6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1" draw:layer="layout" svg:width="2.822cm" svg:height="0.676cm" svg:x="6.578cm" svg:y="8.8cm">
          <draw:text-box>
            <text:p><text:span text:style-name="T19">DiskName1</text:span></text:p>
          </draw:text-box>
        </draw:frame>
        <draw:frame draw:style-name="gr30" draw:text-style-name="P31" draw:layer="layout" svg:width="2.822cm" svg:height="0.676cm" svg:x="10.878cm" svg:y="8.8cm">
          <draw:text-box>
            <text:p><text:span text:style-name="T21">Artist1</text:span></text:p>
          </draw:text-box>
        </draw:frame>
        <draw:frame draw:style-name="gr30" draw:text-style-name="P31" draw:layer="layout" svg:width="2.822cm" svg:height="0.676cm" svg:x="14.278cm" svg:y="8.8cm">
          <draw:text-box>
            <text:p><text:span text:style-name="T21">Label</text:span></text:p>
          </draw:text-box>
        </draw:frame>
        <draw:frame draw:style-name="gr30" draw:text-style-name="P31" draw:layer="layout" svg:width="2.822cm" svg:height="0.676cm" svg:x="16.878cm" svg:y="8.8cm">
          <draw:text-box>
            <text:p><text:span text:style-name="T21">Date</text:span></text:p>
          </draw:text-box>
        </draw:frame>
        <draw:frame draw:style-name="gr30" draw:text-style-name="P31" draw:layer="layout" svg:width="2.822cm" svg:height="0.676cm" svg:x="18.978cm" svg:y="8.8cm">
          <draw:text-box>
            <text:p><text:span text:style-name="T21">Style</text:span></text:p>
          </draw:text-box>
        </draw:frame>
        <draw:frame draw:style-name="gr30" draw:text-style-name="P31" draw:layer="layout" svg:width="2.822cm" svg:height="0.676cm" svg:x="21.378cm" svg:y="8.8cm">
          <draw:text-box>
            <text:p><text:span text:style-name="T21">Registered</text:span></text:p>
          </draw:text-box>
        </draw:frame>
        <draw:frame draw:style-name="gr25" draw:text-style-name="P32" draw:layer="layout" svg:width="1.822cm" svg:height="1.099cm" svg:x="24.778cm" svg:y="8.8cm">
          <draw:text-box>
            <text:p><text:span text:style-name="T21">Stock</text:span></text:p>
          </draw:text-box>
        </draw:frame>
        <draw:custom-shape draw:style-name="gr31" draw:text-style-name="P33" draw:layer="layout" svg:width="23.1cm" svg:height="1.3cm" svg:x="4.9cm" svg:y="9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3cm" svg:height="0.3cm" svg:x="5.6cm" svg:y="10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1" draw:layer="layout" svg:width="2.822cm" svg:height="0.676cm" svg:x="6.578cm" svg:y="10.101cm">
          <draw:text-box>
            <text:p><text:span text:style-name="T19">DiskName1</text:span></text:p>
          </draw:text-box>
        </draw:frame>
        <draw:frame draw:style-name="gr30" draw:text-style-name="P31" draw:layer="layout" svg:width="2.822cm" svg:height="0.676cm" svg:x="10.878cm" svg:y="10.101cm">
          <draw:text-box>
            <text:p><text:span text:style-name="T21">Artist1</text:span></text:p>
          </draw:text-box>
        </draw:frame>
        <draw:frame draw:style-name="gr30" draw:text-style-name="P31" draw:layer="layout" svg:width="2.822cm" svg:height="0.676cm" svg:x="14.278cm" svg:y="10.101cm">
          <draw:text-box>
            <text:p><text:span text:style-name="T21">Label</text:span></text:p>
          </draw:text-box>
        </draw:frame>
        <draw:frame draw:style-name="gr30" draw:text-style-name="P31" draw:layer="layout" svg:width="2.822cm" svg:height="0.676cm" svg:x="16.878cm" svg:y="10.101cm">
          <draw:text-box>
            <text:p><text:span text:style-name="T21">Date</text:span></text:p>
          </draw:text-box>
        </draw:frame>
        <draw:frame draw:style-name="gr30" draw:text-style-name="P31" draw:layer="layout" svg:width="2.822cm" svg:height="0.676cm" svg:x="18.978cm" svg:y="10.101cm">
          <draw:text-box>
            <text:p><text:span text:style-name="T21">Style</text:span></text:p>
          </draw:text-box>
        </draw:frame>
        <draw:frame draw:style-name="gr30" draw:text-style-name="P31" draw:layer="layout" svg:width="2.822cm" svg:height="0.676cm" svg:x="21.378cm" svg:y="10.101cm">
          <draw:text-box>
            <text:p><text:span text:style-name="T21">Registered</text:span></text:p>
          </draw:text-box>
        </draw:frame>
        <draw:frame draw:style-name="gr25" draw:text-style-name="P32" draw:layer="layout" svg:width="1.822cm" svg:height="1.099cm" svg:x="24.778cm" svg:y="10.101cm">
          <draw:text-box>
            <text:p><text:span text:style-name="T21">Stock</text:span></text:p>
          </draw:text-box>
        </draw:frame>
        <draw:custom-shape draw:style-name="gr29" draw:text-style-name="P30" draw:layer="layout" svg:width="0.3cm" svg:height="0.3cm" svg:x="5.6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1" draw:layer="layout" svg:width="2.822cm" svg:height="0.676cm" svg:x="6.578cm" svg:y="11.3cm">
          <draw:text-box>
            <text:p><text:span text:style-name="T19">DiskName1</text:span></text:p>
          </draw:text-box>
        </draw:frame>
        <draw:frame draw:style-name="gr30" draw:text-style-name="P31" draw:layer="layout" svg:width="2.822cm" svg:height="0.676cm" svg:x="10.878cm" svg:y="11.3cm">
          <draw:text-box>
            <text:p><text:span text:style-name="T21">Artist1</text:span></text:p>
          </draw:text-box>
        </draw:frame>
        <draw:frame draw:style-name="gr30" draw:text-style-name="P31" draw:layer="layout" svg:width="2.822cm" svg:height="0.676cm" svg:x="14.278cm" svg:y="11.3cm">
          <draw:text-box>
            <text:p><text:span text:style-name="T21">Label</text:span></text:p>
          </draw:text-box>
        </draw:frame>
        <draw:frame draw:style-name="gr30" draw:text-style-name="P31" draw:layer="layout" svg:width="2.822cm" svg:height="0.676cm" svg:x="16.878cm" svg:y="11.3cm">
          <draw:text-box>
            <text:p><text:span text:style-name="T21">Date</text:span></text:p>
          </draw:text-box>
        </draw:frame>
        <draw:frame draw:style-name="gr30" draw:text-style-name="P31" draw:layer="layout" svg:width="2.822cm" svg:height="0.676cm" svg:x="18.978cm" svg:y="11.3cm">
          <draw:text-box>
            <text:p><text:span text:style-name="T21">Style</text:span></text:p>
          </draw:text-box>
        </draw:frame>
        <draw:frame draw:style-name="gr30" draw:text-style-name="P31" draw:layer="layout" svg:width="2.822cm" svg:height="0.676cm" svg:x="21.378cm" svg:y="11.3cm">
          <draw:text-box>
            <text:p><text:span text:style-name="T21">Registered</text:span></text:p>
          </draw:text-box>
        </draw:frame>
        <draw:frame draw:style-name="gr25" draw:text-style-name="P32" draw:layer="layout" svg:width="1.822cm" svg:height="1.099cm" svg:x="24.778cm" svg:y="11.3cm">
          <draw:text-box>
            <text:p><text:span text:style-name="T21">Stock</text:span></text:p>
          </draw:text-box>
        </draw:frame>
        <draw:custom-shape draw:style-name="gr31" draw:text-style-name="P33" draw:layer="layout" svg:width="23.1cm" svg:height="1.3cm" svg:x="4.9cm" svg:y="12.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3cm" svg:height="0.3cm" svg:x="5.6cm" svg:y="12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1" draw:layer="layout" svg:width="2.822cm" svg:height="0.676cm" svg:x="6.578cm" svg:y="12.601cm">
          <draw:text-box>
            <text:p><text:span text:style-name="T19">DiskName1</text:span></text:p>
          </draw:text-box>
        </draw:frame>
        <draw:frame draw:style-name="gr30" draw:text-style-name="P31" draw:layer="layout" svg:width="2.822cm" svg:height="0.676cm" svg:x="10.878cm" svg:y="12.601cm">
          <draw:text-box>
            <text:p><text:span text:style-name="T21">Artist1</text:span></text:p>
          </draw:text-box>
        </draw:frame>
        <draw:frame draw:style-name="gr30" draw:text-style-name="P31" draw:layer="layout" svg:width="2.822cm" svg:height="0.676cm" svg:x="14.278cm" svg:y="12.601cm">
          <draw:text-box>
            <text:p><text:span text:style-name="T21">Label</text:span></text:p>
          </draw:text-box>
        </draw:frame>
        <draw:frame draw:style-name="gr30" draw:text-style-name="P31" draw:layer="layout" svg:width="2.822cm" svg:height="0.676cm" svg:x="16.878cm" svg:y="12.601cm">
          <draw:text-box>
            <text:p><text:span text:style-name="T21">Date</text:span></text:p>
          </draw:text-box>
        </draw:frame>
        <draw:frame draw:style-name="gr30" draw:text-style-name="P31" draw:layer="layout" svg:width="2.822cm" svg:height="0.676cm" svg:x="18.978cm" svg:y="12.601cm">
          <draw:text-box>
            <text:p><text:span text:style-name="T21">Style</text:span></text:p>
          </draw:text-box>
        </draw:frame>
        <draw:frame draw:style-name="gr30" draw:text-style-name="P31" draw:layer="layout" svg:width="2.822cm" svg:height="0.676cm" svg:x="21.378cm" svg:y="12.601cm">
          <draw:text-box>
            <text:p><text:span text:style-name="T21">Registered</text:span></text:p>
          </draw:text-box>
        </draw:frame>
        <draw:frame draw:style-name="gr25" draw:text-style-name="P32" draw:layer="layout" svg:width="1.822cm" svg:height="1.099cm" svg:x="24.778cm" svg:y="12.601cm">
          <draw:text-box>
            <text:p><text:span text:style-name="T21">Stock</text:span></text:p>
          </draw:text-box>
        </draw:frame>
        <draw:custom-shape draw:style-name="gr29" draw:text-style-name="P30" draw:layer="layout" svg:width="0.3cm" svg:height="0.3cm" svg:x="5.6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1" draw:layer="layout" svg:width="2.822cm" svg:height="0.676cm" svg:x="6.578cm" svg:y="13.9cm">
          <draw:text-box>
            <text:p><text:span text:style-name="T19">DiskName1</text:span></text:p>
          </draw:text-box>
        </draw:frame>
        <draw:frame draw:style-name="gr30" draw:text-style-name="P31" draw:layer="layout" svg:width="2.822cm" svg:height="0.676cm" svg:x="10.878cm" svg:y="13.9cm">
          <draw:text-box>
            <text:p><text:span text:style-name="T21">Artist1</text:span></text:p>
          </draw:text-box>
        </draw:frame>
        <draw:frame draw:style-name="gr30" draw:text-style-name="P31" draw:layer="layout" svg:width="2.822cm" svg:height="0.676cm" svg:x="14.278cm" svg:y="13.9cm">
          <draw:text-box>
            <text:p><text:span text:style-name="T21">Label</text:span></text:p>
          </draw:text-box>
        </draw:frame>
        <draw:frame draw:style-name="gr30" draw:text-style-name="P31" draw:layer="layout" svg:width="2.822cm" svg:height="0.676cm" svg:x="16.878cm" svg:y="13.9cm">
          <draw:text-box>
            <text:p><text:span text:style-name="T21">Date</text:span></text:p>
          </draw:text-box>
        </draw:frame>
        <draw:frame draw:style-name="gr30" draw:text-style-name="P31" draw:layer="layout" svg:width="2.822cm" svg:height="0.676cm" svg:x="18.978cm" svg:y="13.9cm">
          <draw:text-box>
            <text:p><text:span text:style-name="T21">Style</text:span></text:p>
          </draw:text-box>
        </draw:frame>
        <draw:frame draw:style-name="gr30" draw:text-style-name="P31" draw:layer="layout" svg:width="2.822cm" svg:height="0.676cm" svg:x="21.378cm" svg:y="13.9cm">
          <draw:text-box>
            <text:p><text:span text:style-name="T21">Registered</text:span></text:p>
          </draw:text-box>
        </draw:frame>
        <draw:frame draw:style-name="gr25" draw:text-style-name="P32" draw:layer="layout" svg:width="1.822cm" svg:height="1.099cm" svg:x="24.778cm" svg:y="13.9cm">
          <draw:text-box>
            <text:p><text:span text:style-name="T21">Stock</text:span></text:p>
          </draw:text-box>
        </draw:frame>
        <draw:custom-shape draw:style-name="gr31" draw:text-style-name="P33" draw:layer="layout" svg:width="23.1cm" svg:height="1.3cm" svg:x="4.9cm" svg:y="14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3cm" svg:height="0.3cm" svg:x="5.6cm" svg:y="1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1" draw:layer="layout" svg:width="2.822cm" svg:height="0.676cm" svg:x="6.578cm" svg:y="15.201cm">
          <draw:text-box>
            <text:p><text:span text:style-name="T19">DiskName1</text:span></text:p>
          </draw:text-box>
        </draw:frame>
        <draw:frame draw:style-name="gr30" draw:text-style-name="P31" draw:layer="layout" svg:width="2.822cm" svg:height="0.676cm" svg:x="10.878cm" svg:y="15.201cm">
          <draw:text-box>
            <text:p><text:span text:style-name="T21">Artist1</text:span></text:p>
          </draw:text-box>
        </draw:frame>
        <draw:frame draw:style-name="gr30" draw:text-style-name="P31" draw:layer="layout" svg:width="2.822cm" svg:height="0.676cm" svg:x="14.278cm" svg:y="15.201cm">
          <draw:text-box>
            <text:p><text:span text:style-name="T21">Label</text:span></text:p>
          </draw:text-box>
        </draw:frame>
        <draw:frame draw:style-name="gr30" draw:text-style-name="P31" draw:layer="layout" svg:width="2.822cm" svg:height="0.676cm" svg:x="16.878cm" svg:y="15.201cm">
          <draw:text-box>
            <text:p><text:span text:style-name="T21">Date</text:span></text:p>
          </draw:text-box>
        </draw:frame>
        <draw:frame draw:style-name="gr30" draw:text-style-name="P31" draw:layer="layout" svg:width="2.822cm" svg:height="0.676cm" svg:x="18.978cm" svg:y="15.201cm">
          <draw:text-box>
            <text:p><text:span text:style-name="T21">Style</text:span></text:p>
          </draw:text-box>
        </draw:frame>
        <draw:frame draw:style-name="gr30" draw:text-style-name="P31" draw:layer="layout" svg:width="2.822cm" svg:height="0.676cm" svg:x="21.378cm" svg:y="15.201cm">
          <draw:text-box>
            <text:p><text:span text:style-name="T21">Registered</text:span></text:p>
          </draw:text-box>
        </draw:frame>
        <draw:frame draw:style-name="gr25" draw:text-style-name="P32" draw:layer="layout" svg:width="1.822cm" svg:height="1.099cm" svg:x="24.778cm" svg:y="15.201cm">
          <draw:text-box>
            <text:p><text:span text:style-name="T21">Stoc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wasdee1" svg:font-family="Sawasde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09:03:04.618297592</meta:creation-date>
    <dc:date>2021-03-20T19:28:21.148241652</dc:date>
    <meta:editing-duration>PT6H35M51S</meta:editing-duration>
    <meta:editing-cycles>11</meta:editing-cycles>
    <meta:generator>LibreOffice/6.4.6.2$Linux_X86_64 LibreOffice_project/40$Build-2</meta:generator>
    <meta:document-statistic meta:object-count="124"/>
  </office:meta>
</office:document-meta>
</file>